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833a6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officeooo:paragraph-rsid="000833a6"/>
    </style:style>
    <style:style style:name="P8" style:family="paragraph" style:parent-style-name="Text_20_body" style:list-style-name="L1">
      <style:paragraph-properties fo:text-align="center" style:justify-single-word="false"/>
      <style:text-properties officeooo:paragraph-rsid="000833a6"/>
    </style:style>
    <style:style style:name="T1" style:family="text">
      <style:text-properties officeooo:rsid="000833a6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Confidential Collaboration &amp; Proposal Agreement – URS Guardian Corp.</text:span></text:h>
      <text:p text:style-name="Text_20_body"><text:span text:style-name="Strong_20_Emphasis">Effective Date:</text:span><text:span text:style-name="Strong_20_Emphasis"><text:span text:style-name="T1">­____/____/_____</text:span></text:span><text:line-break/>This Agreement is entered into by and between:</text:p>
      <text:list text:style-name="L1">
        <text:list-item>
          <text:p text:style-name="P2"><text:span text:style-name="Strong_20_Emphasis"><text:span text:style-name="T1">Benjamin Gardner/URS Research ______________________________________</text:span></text:span></text:p>
        </text:list-item>
        <text:list-item>
          <text:p text:style-name="P1"><text:span text:style-name="Strong_20_Emphasis">Collaborating Entity:</text:span><text:span text:style-name="Strong_20_Emphasis"><text:span text:style-name="T1">________________________Name:________________________</text:span></text:span></text:p>
        </text:list-item>
        <text:list-item>
          <text:p text:style-name="P2"><text:span text:style-name="Strong_20_Emphasis"><text:span text:style-name="T1">Signature:__________________________</text:span></text:span></text:p>
          <text:p text:style-name="P8"><text:span text:style-name="Strong_20_Emphasis"><text:span text:style-name="T3">Purpose</text:span></text:span></text:p>
        </text:list-item>
      </text:list>
      <text:p text:style-name="P7"><text:span text:style-name="T1">Benjamin Gardner &amp; </text:span>URS <text:span text:style-name="T1">Research</text:span>, as the sole guardian of the Unified Resonant Substrate (URS) intellectual property (IP), including <text:span text:style-name="Strong_20_Emphasis">provisional patent filings, simulation frameworks, experimental validations, and all derivative logic</text:span>, is publicly publishing validated results while filing patent protections. This Agreement governs the submission of collaboration proposals by interested entities seeking participation in the next phase of development, deployment, and research.</text:p>
      <text:h text:style-name="Heading_20_3" text:outline-level="3"><text:span text:style-name="Strong_20_Emphasis">Confidential Materials</text:span></text:h>
      <text:p text:style-name="Text_20_body">The following constitutes confidential and protected material:</text:p>
      <text:list text:style-name="L2">
        <text:list-item>
          <text:p text:style-name="P3">Full URS equation suite and supporting derivations</text:p>
        </text:list-item>
        <text:list-item>
          <text:p text:style-name="P3">Drift detection methodologies and time-phase correlation tools</text:p>
        </text:list-item>
        <text:list-item>
          <text:p text:style-name="P3">Qiskit simulation frameworks and post-analysis pipelines</text:p>
        </text:list-item>
        <text:list-item>
          <text:p text:style-name="P3">Internal constants, methods, and parameters not already published</text:p>
        </text:list-item>
        <text:list-item>
          <text:p text:style-name="P3">Proprietary extensions of URS Theory </text:p>
        </text:list-item>
      </text:list>
      <text:p text:style-name="Text_20_body">All such materials shall only be disclosed at URS’s discretion after signature of this agreement and upon serious evaluation of submitted proposals.</text:p>
      <text:h text:style-name="Heading_20_3" text:outline-level="3"><text:span text:style-name="Strong_20_Emphasis">Proposal Submission Terms</text:span></text:h>
      <text:p text:style-name="Text_20_body">Interested parties shall submit a <text:span text:style-name="Strong_20_Emphasis">Formal Collaboration Proposal</text:span>, which must include:</text:p>
      <text:list text:style-name="L3">
        <text:list-item>
          <text:p text:style-name="P4">Intended use of URS technology (software, hardware, research, etc.)</text:p>
        </text:list-item>
        <text:list-item>
          <text:p text:style-name="P4">Timeline and financial commitment</text:p>
        </text:list-item>
        <text:list-item>
          <text:p text:style-name="P4">Technical and ethical alignment with URS stewardship mission</text:p>
        </text:list-item>
        <text:list-item>
          <text:p text:style-name="P4">Support structure: engineering, research, or infrastructure resources offered</text:p>
        </text:list-item>
        <text:list-item>
          <text:p text:style-name="P4">Any requests for equity, licensing, or rights</text:p>
        </text:list-item>
        <text:list-item>
          <text:p text:style-name="P4">Agreement to maintain non-obstruction clauses for education, research, and public use</text:p>
        </text:list-item>
      </text:list>
      <text:p text:style-name="Text_20_body">Proposals must also include a <text:span text:style-name="Strong_20_Emphasis">Statement of Alignment</text:span> affirming that the party will not hinder, restrict, or weaponize URS to disadvantage vulnerable populations or restrict access to academic study.</text:p>
      <text:h text:style-name="Heading_20_3" text:outline-level="3"><text:soft-page-break/><text:span text:style-name="Strong_20_Emphasis">Evaluation &amp; Selection Process</text:span></text:h>
      <text:p text:style-name="Text_20_body">URS will review all proposals under the following criteria:</text:p>
      <text:list text:style-name="L4">
        <text:list-item>
          <text:p text:style-name="P5">Ethical stewardship and mission alignment</text:p>
        </text:list-item>
        <text:list-item>
          <text:p text:style-name="P5">Technical feasibility and potential for mutual growth</text:p>
        </text:list-item>
        <text:list-item>
          <text:p text:style-name="P5">Financial and resource support offered</text:p>
        </text:list-item>
        <text:list-item>
          <text:p text:style-name="P5">Willingness to absorb Tier 2 deployment and validation costs</text:p>
        </text:list-item>
        <text:list-item>
          <text:p text:style-name="P5">Legal structure and transparency of the proposing entity</text:p>
        </text:list-item>
      </text:list>
      <text:p text:style-name="Text_20_body">Final selections may include <text:span text:style-name="Strong_20_Emphasis">equity stake offers</text:span>, <text:span text:style-name="Strong_20_Emphasis">exclusive or non-exclusive licensing</text:span>, and/or <text:span text:style-name="Strong_20_Emphasis">profit-sharing structures</text:span> to be negotiated in good faith.</text:p>
      <text:h text:style-name="Heading_20_3" text:outline-level="3">5. <text:span text:style-name="Strong_20_Emphasis">Confidentiality Obligations</text:span></text:h>
      <text:p text:style-name="Text_20_body">Proposing Party agrees to:</text:p>
      <text:list text:style-name="L5">
        <text:list-item>
          <text:p text:style-name="P6">Not disclose any received URS technical material to third parties</text:p>
        </text:list-item>
        <text:list-item>
          <text:p text:style-name="P6">Not reverse engineer, replicate, or derive competing works from disclosed material</text:p>
        </text:list-item>
        <text:list-item>
          <text:p text:style-name="P6">Use any provided information strictly for internal evaluation until formal agreement is reached</text:p>
        </text:list-item>
      </text:list>
      <text:p text:style-name="Text_20_body">Confidential obligations survive for five (5) years from the date of this agreement unless replaced by a full licensing or partnership contract.</text:p>
      <text:h text:style-name="Heading_20_3" text:outline-level="3">6. <text:span text:style-name="Strong_20_Emphasis">Ownership &amp; Rights</text:span></text:h>
      <text:p text:style-name="Text_20_body">URS Guardian Corp. maintains <text:span text:style-name="Strong_20_Emphasis">full exclusive ownership</text:span> of all IP, equations, derivatives, and logic structures unless explicitly licensed or transferred via subsequent agreements.</text:p>
      <text:p text:style-name="Text_20_body">The act of proposal submission does not grant any rights, claims, or implicit use licenses.</text:p>
      <text:h text:style-name="Heading_20_3" text:outline-level="3">7. <text:span text:style-name="Strong_20_Emphasis">Dispute Resolution</text:span></text:h>
      <text:p text:style-name="Text_20_body">Any disagreements will be handled via binding arbitration in the state of Delaware. Jurisdiction and venue are mutually agreed upon to ensure fair process.</text:p>
      <text:p text:style-name="Horizontal_20_Line"/>
      <text:p text:style-name="Text_20_body"><text:span text:style-name="Strong_20_Emphasis">IN WITNESS WHEREOF</text:span>, the parties hereto have executed this Agreement as of the Effective Date.</text:p>
      <text:p text:style-name="Text_20_body"><text:span text:style-name="Strong_20_Emphasis">URS Guardian Corp.</text:span><text:line-break/>By: _________________________<text:line-break/>Name: [Founder / Authorized Signatory]<text:line-break/>Title: Chief Steward of URS IP</text:p>
      <text:p text:style-name="Text_20_body"><text:span text:style-name="Strong_20_Emphasis">[Collaborating Entity Name]</text:span><text:line-break/>By: _________________________<text:line-break/>Name:<text:line-break/>Title:</text:p>
      <text:p text:style-name="Preformatted_20_Text"><text:soft-page-break/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31T23:49:40.695416549</dc:date>
    <meta:editing-duration>PT21M5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46" meta:word-count="501" meta:character-count="3686" meta:non-whitespace-character-count="3252"/>
  </office:meta>
</office:document-meta>
</file>